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style:text-position="0% 100%" style:font-name="Liberation Serif" fo:font-size="12pt" fo:font-weight="normal" officeooo:rsid="000ffa69" officeooo:paragraph-rsid="00196cab" style:font-size-asian="10.5pt" style:font-weight-asian="normal" style:font-size-complex="12pt" style:font-weight-complex="normal"/>
    </style:style>
    <style:style style:name="P2" style:family="paragraph" style:parent-style-name="Preformatted_20_Text" style:list-style-name="L2">
      <style:text-properties style:text-position="0% 100%" style:font-name="Liberation Serif" fo:font-size="12pt" fo:font-weight="normal" officeooo:rsid="001130ee" officeooo:paragraph-rsid="00196cab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text-position="0% 100%" style:font-name="Liberation Serif" fo:font-size="12pt" fo:font-weight="normal" officeooo:rsid="001130ee" officeooo:paragraph-rsid="00196cab" style:font-size-asian="10.5pt" style:font-weight-asian="normal" style:font-size-complex="12pt" style:font-weight-complex="normal"/>
    </style:style>
    <style:style style:name="P4" style:family="paragraph" style:parent-style-name="Preformatted_20_Text" style:list-style-name="L3">
      <style:text-properties style:text-position="0% 100%" style:font-name="Liberation Serif" fo:font-size="12pt" fo:font-weight="normal" officeooo:rsid="001130ee" officeooo:paragraph-rsid="00196cab" style:font-size-asian="10.5pt" style:font-weight-asian="normal" style:font-size-complex="12pt" style:font-weight-complex="normal"/>
    </style:style>
    <style:style style:name="P5" style:family="paragraph" style:parent-style-name="Preformatted_20_Text" style:list-style-name="L4">
      <style:text-properties style:text-position="0% 100%" style:font-name="Liberation Serif" fo:font-size="12pt" fo:font-weight="normal" officeooo:rsid="001130ee" officeooo:paragraph-rsid="00196cab" style:font-size-asian="10.5pt" style:font-weight-asian="normal" style:font-size-complex="12pt" style:font-weight-complex="normal"/>
    </style:style>
    <style:style style:name="P6" style:family="paragraph" style:parent-style-name="Preformatted_20_Text">
      <style:text-properties style:text-position="0% 100%" style:font-name="Liberation Serif" fo:font-size="12pt" fo:font-weight="normal" officeooo:rsid="001130ee" officeooo:paragraph-rsid="001a5879" style:font-size-asian="10.5pt" style:font-weight-asian="normal" style:font-size-complex="12pt" style:font-weight-complex="normal"/>
    </style:style>
    <style:style style:name="P7" style:family="paragraph" style:parent-style-name="Preformatted_20_Text" style:list-style-name="L5">
      <style:text-properties style:text-position="0% 100%" style:font-name="Liberation Serif" fo:font-size="12pt" fo:font-weight="normal" officeooo:rsid="001130ee" officeooo:paragraph-rsid="001a5879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style:text-position="0% 100%" style:font-name="Liberation Serif" fo:font-size="12pt" fo:font-weight="bold" officeooo:rsid="001130ee" officeooo:paragraph-rsid="00196cab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officeooo:rsid="000ffa69" officeooo:paragraph-rsid="00196cab" style:font-size-asian="10.5pt" style:font-weight-asian="bold" style:font-size-complex="12pt" style:font-weight-complex="bold"/>
    </style:style>
    <style:style style:name="P10" style:family="paragraph" style:parent-style-name="Preformatted_20_Text" style:list-style-name="L1">
      <style:text-properties style:font-name="Liberation Serif" fo:font-size="12pt" fo:font-weight="normal" officeooo:rsid="000ffa69" officeooo:paragraph-rsid="00196cab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style:text-position="super 58%" style:font-name="Liberation Serif" fo:font-size="12pt" fo:font-weight="normal" officeooo:rsid="000ffa69" officeooo:paragraph-rsid="00196cab" style:font-size-asian="10.5pt" style:font-weight-asian="normal" style:font-size-complex="12pt" style:font-weight-complex="normal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xt Elements</text:p>
      <text:p text:style-name="P9"/>
      <text:p text:style-name="P9"><text:tab/>Paragraphs</text:p>
      <text:list xml:id="list2779354818" text:style-name="L1">
        <text:list-item>
          <text:p text:style-name="P10">A paragraph element &lt;p&gt;&lt;/p&gt; is used to add a new line after each paragraph. It is defined by wrapping text content with a &lt;p&gt; tag.</text:p>
          <text:p text:style-name="P10"/>
        </text:list-item>
      </text:list>
      <text:p text:style-name="P11"><text:tab/><text:span text:style-name="T1">Headings</text:span></text:p>
      <text:list xml:id="list1464154228" text:style-name="L2">
        <text:list-item>
          <text:p text:style-name="P1">Heading text are displayed larger and bolder than other texts to signify a header.</text:p>
        </text:list-item>
        <text:list-item>
          <text:p text:style-name="P2">There are 6 levels of headings, largest to smallest: <text:s text:c="4"/>&lt;h1&gt; to &lt;h6&gt;</text:p>
        </text:list-item>
        <text:list-item>
          <text:p text:style-name="P2">Correct heading usage is used to signify hierarchy.</text:p>
        </text:list-item>
      </text:list>
      <text:p text:style-name="P3"/>
      <text:p text:style-name="P8"><text:tab/>Strong Element</text:p>
      <text:list xml:id="list1724613853" text:style-name="L3">
        <text:list-item>
          <text:p text:style-name="P4">The &lt;strong&gt; element makes text bold. It will make the text semantically important, affects screen readers.</text:p>
        </text:list-item>
        <text:list-item>
          <text:p text:style-name="P4">To define a strong element, wrap text in &lt;strong&gt; tag.</text:p>
        </text:list-item>
        <text:list-item>
          <text:p text:style-name="P4">Can be used on its own, does not need &lt;h#&gt; or &lt;p&gt;</text:p>
          <text:p text:style-name="P4"/>
        </text:list-item>
      </text:list>
      <text:p text:style-name="P8"><text:tab/>Em Element</text:p>
      <text:list xml:id="list4186964666" text:style-name="L4">
        <text:list-item>
          <text:p text:style-name="P5">The em element &lt;em&gt; makes text italic. It will make text semantically important, affects screen readers.</text:p>
        </text:list-item>
        <text:list-item>
          <text:p text:style-name="P5">To define a emphasised element, wrap text in &lt;em&gt; tag.</text:p>
        </text:list-item>
      </text:list>
      <text:p text:style-name="P3"/>
      <text:p text:style-name="P6"><text:tab/><text:span text:style-name="T2">HTML Comments</text:span></text:p>
      <text:list xml:id="list2692695454" text:style-name="L5">
        <text:list-item>
          <text:p text:style-name="P7">Html comments &lt;!-- and --&gt; are not visible to the browser and allows us to annotate our code to give contex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6:48:30.955799345</meta:creation-date>
    <dc:date>2021-09-13T16:50:46.704953923</dc:date>
    <meta:editing-duration>PT1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67" meta:character-count="894" meta:non-whitespace-character-count="747"/>
  </office:meta>
</office:document-meta>
</file>